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6c480" officeooo:paragraph-rsid="0016c480"/>
    </style:style>
    <style:style style:name="P2" style:family="paragraph" style:parent-style-name="Standard">
      <style:paragraph-properties fo:text-align="center" style:justify-single-word="false"/>
      <style:text-properties fo:font-weight="bold" officeooo:rsid="0016c480" officeooo:paragraph-rsid="0016c480" style:font-weight-asian="bold" style:font-weight-complex="bold"/>
    </style:style>
    <style:style style:name="P3" style:family="paragraph" style:parent-style-name="Standard">
      <style:text-properties fo:font-weight="bold" officeooo:rsid="0016c480" officeooo:paragraph-rsid="0016c480" style:font-weight-asian="bold" style:font-weight-complex="bold"/>
    </style:style>
    <style:style style:name="P4" style:family="paragraph" style:parent-style-name="Standard">
      <style:text-properties fo:font-weight="bold" officeooo:rsid="0018a2b3" officeooo:paragraph-rsid="0018a2b3" style:font-weight-asian="bold" style:font-weight-complex="bold"/>
    </style:style>
    <style:style style:name="P5" style:family="paragraph" style:parent-style-name="Standard">
      <style:text-properties fo:font-weight="bold" officeooo:rsid="0019d052" officeooo:paragraph-rsid="0019d052" style:font-weight-asian="bold" style:font-weight-complex="bold"/>
    </style:style>
    <style:style style:name="P6" style:family="paragraph" style:parent-style-name="Standard">
      <style:text-properties fo:font-weight="bold" officeooo:rsid="001e973d" officeooo:paragraph-rsid="001e973d" style:font-weight-asian="bold" style:font-weight-complex="bold"/>
    </style:style>
    <style:style style:name="P7" style:family="paragraph" style:parent-style-name="Standard">
      <style:paragraph-properties fo:text-align="center" style:justify-single-word="false"/>
      <style:text-properties fo:font-size="16pt" fo:font-weight="bold" officeooo:rsid="0016c480" officeooo:paragraph-rsid="0016c480" style:font-size-asian="16pt" style:font-weight-asian="bold" style:font-size-complex="16pt" style:font-weight-complex="bold"/>
    </style:style>
    <style:style style:name="P8" style:family="paragraph" style:parent-style-name="Standard">
      <style:text-properties officeooo:rsid="0018a2b3" officeooo:paragraph-rsid="0018a2b3"/>
    </style:style>
    <style:style style:name="P9" style:family="paragraph" style:parent-style-name="Standard">
      <style:text-properties officeooo:rsid="001909b1" officeooo:paragraph-rsid="0019d052"/>
    </style:style>
    <style:style style:name="P10" style:family="paragraph" style:parent-style-name="Standard">
      <style:text-properties officeooo:rsid="001abcf0" officeooo:paragraph-rsid="001abcf0"/>
    </style:style>
    <style:style style:name="P11" style:family="paragraph" style:parent-style-name="Standard">
      <style:text-properties officeooo:rsid="001e973d" officeooo:paragraph-rsid="001e973d"/>
    </style:style>
    <style:style style:name="T1" style:family="text">
      <style:text-properties officeooo:rsid="001909b1"/>
    </style:style>
    <style:style style:name="T2" style:family="text">
      <style:text-properties officeooo:rsid="0019d052"/>
    </style:style>
    <style:style style:name="T3" style:family="text">
      <style:text-properties officeooo:rsid="001c92a1"/>
    </style:style>
    <style:style style:name="T4" style:family="text">
      <style:text-properties officeooo:rsid="001fa04a"/>
    </style:style>
    <style:style style:name="T5" style:family="text">
      <style:text-properties officeooo:rsid="001ff6b5"/>
    </style:style>
    <style:style style:name="T6" style:family="text">
      <style:text-properties officeooo:rsid="0020fa27"/>
    </style:style>
    <style:style style:name="T7" style:family="text">
      <style:text-properties officeooo:rsid="00220f5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Stream SCTP-Projekt</text:p>
      <text:p text:style-name="P2">von Alexandr Sultanov und Karsten Böhringer</text:p>
      <text:p text:style-name="P1"/>
      <text:p text:style-name="P3">Beschreibung:</text:p>
      <text:p text:style-name="P1">In diesem Projekt möchten wir die Effizienz der Datenübertragung durch mehrere Streams im Vergleich zu der Paketgröße untersuchen. Besonders hervor zu heben ist dabei das "Head of line blocking problem", wobei ein Stream (oder bei TCP eine Verbindung), blockiert wird um zusammen hängende Pakete "vorbei zu lassen".</text:p>
      <text:p text:style-name="P1"/>
      <text:p text:style-name="P4">Simulationszeit:</text:p>
      <text:p text:style-name="P8">Die Simulation soll nach einer fest definierten Zeit stoppen, <text:span text:style-name="T1">sodass gemessen werden kann wieviele Daten jeweils in diesem Zeitraum übertragen wurden. Eine Simulation dauert 2 Minuten.</text:span></text:p>
      <text:p text:style-name="P1"/>
      <text:p text:style-name="P4">Größe der zu übertragenden Daten:</text:p>
      <text:p text:style-name="P9">Die übertragene Datenmenge <text:span text:style-name="T2">einer Anwendung</text:span> soll der ausschlaggebende Wert der Ergebnisse sein. Je mehr Daten übertragen werden, desto besser. Hierbei ist zu beachten, dass bei kleinerer Paketgröße mehr Header-daten übertragen werden müssen <text:span text:style-name="T2">und Übertragungskapazität für Payload verloren geht. Header-daten sind für die Anwendungsschicht nicht relevant und gehören damit nicht zur Datenmenge von Anwendungen. Jedoch zählen Header-daten zur gesamt übertragenen Datenmenge.</text:span></text:p>
      <text:p text:style-name="P9"/>
      <text:p text:style-name="P5">Paketgröße:</text:p>
      <text:p text:style-name="P10">Die Paketgröße soll <text:span text:style-name="T3">von </text:span>1.<text:span text:style-name="T7">000</text:span> <text:span text:style-name="T3">bis 3.000</text:span> <text:span text:style-name="T7">Byte</text:span> <text:span text:style-name="T3">variieren um Vergleiche zu anderen Protokollen zu haben und realistische, erprobte Werte von anderen Protokollen wie TCP zu simulieren. Es sollen 1.000, 1.250, 1.500, 2.000, 2.500 und 3.000 Byte große Pakete simuliert werden.</text:span></text:p>
      <text:p text:style-name="P10"/>
      <text:p text:style-name="P6">Anzahl der Streams:</text:p>
      <text:p text:style-name="P11">Es sollen <text:span text:style-name="T6">1,2,4,6,8,12,16,24,32</text:span> Streams simuliert werden. Bei einem Stream ist SCTP dem TCP ähnlich, da dort nur eine Verbindung besteht. Bei 32 Streams sollte <text:span text:style-name="T5">eine ausreichende Anzahl erreicht sein, sodass weitere Steigerungen keine nennenswerten Verbesserungen bringen.</text:span></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7M43S</meta:editing-duration>
    <meta:editing-cycles>6</meta:editing-cycles>
    <meta:generator>LibreOffice/5.1.0.3$Windows_X86_64 LibreOffice_project/5e3e00a007d9b3b6efb6797a8b8e57b51ab1f737</meta:generator>
    <dc:date>2017-12-05T20:02:38.685000000</dc:date>
    <meta:document-statistic meta:table-count="0" meta:image-count="0" meta:object-count="0" meta:page-count="1" meta:paragraph-count="12" meta:word-count="229" meta:character-count="1664" meta:non-whitespace-character-count="1447"/>
    <meta:user-defined meta:name="Info 1"/>
    <meta:user-defined meta:name="Info 2"/>
    <meta:user-defined meta:name="Info 3"/>
    <meta:user-defined meta:name="Info 4"/>
  </office:meta>
</office:document-meta>
</file>